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21134*"/>
    </style:style>
    <style:style style:name="表1.B" style:family="table-column">
      <style:table-column-properties style:column-width="5.667cm" style:rel-column-width="21140*"/>
    </style:style>
    <style:style style:name="表1.C" style:family="table-column">
      <style:table-column-properties style:column-width="6.235cm" style:rel-column-width="2326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17cm" fo:margin-left="1.205cm" fo:margin-right="-0.374cm" table:align="margins" style:writing-mode="lr-tb"/>
    </style:style>
    <style:style style:name="表3.A" style:family="table-column">
      <style:table-column-properties style:column-width="0.794cm" style:rel-column-width="3217*"/>
    </style:style>
    <style:style style:name="表3.B" style:family="table-column">
      <style:table-column-properties style:column-width="9.878cm" style:rel-column-width="40034*"/>
    </style:style>
    <style:style style:name="表3.C" style:family="table-column">
      <style:table-column-properties style:column-width="5.498cm" style:rel-column-width="2228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.147cm" style:rel-column-width="650*"/>
    </style:style>
    <style:style style:name="表4.B" style:family="table-column">
      <style:table-column-properties style:column-width="10.186cm" style:rel-column-width="5775*"/>
    </style:style>
    <style:style style:name="表4.C" style:family="table-column">
      <style:table-column-properties style:column-width="5.667cm" style:rel-column-width="3213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6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</style:style>
    <style:style style:name="P2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2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background-color="#ccff66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ffff00"/>
    </style:style>
    <style:style style:name="T12" style:family="text">
      <style:text-properties fo:background-color="#ccffcc" style:language-asian="ja" style:country-asian="JP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fo:background-color="#ffcc00"/>
    </style:style>
    <style:style style:name="T16" style:family="text">
      <style:text-properties fo:background-color="#ffcc00" style:language-asian="ja" style:country-asian="JP"/>
    </style:style>
    <style:style style:name="T17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8" style:family="text">
      <style:text-properties fo:font-size="14pt" style:font-size-asian="14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---------------------------------------------------------------------------</text:p>
      <text:p text:style-name="P4"><text:span text:style-name="T1">res free# JVEMV6 41#7.1_1 / 41. economics / 7. topics / 1. </text:span><text:span text:style-name="T2">日銀統計</text:span><text:span text:style-name="T1"> / </text:span><text:span text:style-name="T6">20190929_144647</text:span></text:p>
      <text:p text:style-name="P1"/>
      <text:p text:style-name="P1">[do] <text:span text:style-name="T8">#_ </text:span></text:p>
      <text:list xml:id="list5823722581376058337" text:style-name="L1">
        <text:list-item>
          <text:p text:style-name="P10">REVIEW</text:p>
        </text:list-item>
        <text:list-item>
          <text:p text:style-name="P10">TASK-1<text:span text:style-name="T10">　：日銀統計</text:span></text:p>
          <text:list>
            <text:list-item>
              <text:p text:style-name="P10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21">「」</text:p>
                </text:list-item>
                <text:list-item>
                  <text:p text:style-name="P21">　=&gt;　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日銀当座預金増減要因と金融調節（2019年8月実績）</text:p>
          </table:table-cell>
          <table:table-cell table:style-name="表1.A1" office:value-type="string">
            <text:p text:style-name="P1">4,036,194<text:tab/>- 3,924,273 = 111,921 <text:span text:style-name="T10">（億円）</text:span></text:p>
          </table:table-cell>
          <table:table-cell table:style-name="表1.C1" office:value-type="string">
            <text:p text:style-name="P2">11兆1,921億円</text:p>
          </table:table-cell>
        </table:table-row>
        <table:table-row>
          <table:table-cell table:style-name="表1.A2" office:value-type="string">
            <text:p text:style-name="P7">銀行券月末発行高</text:p>
          </table:table-cell>
          <table:table-cell table:style-name="表1.A2" office:value-type="string">
            <text:p text:style-name="P7">1,074,353<text:tab/>- 1,047,501 = <text:s/>26,852<text:span text:style-name="T4"> </text:span><text:span text:style-name="T5">（億円）</text:span></text:p>
          </table:table-cell>
          <table:table-cell table:style-name="表1.C2" office:value-type="string">
            <text:p text:style-name="P7">2<text:span text:style-name="T10">兆6,852億円</text:span></text:p>
          </table:table-cell>
        </table:table-row>
        <table:table-row>
          <table:table-cell table:style-name="表1.A2" office:value-type="string">
            <text:p text:style-name="P7">Ｅ <text:s text:c="6"/>Ｔ <text:s text:c="6"/>Ｆ <text:s text:c="6"/>買 <text:s text:c="6"/>入 （注７）</text:p>
          </table:table-cell>
          <table:table-cell table:style-name="表1.A2" office:value-type="string">
            <text:p text:style-name="P7">271,711 – 213,041 = 58,670<text:span text:style-name="T4"> </text:span><text:span text:style-name="T5">（億円）</text:span></text:p>
          </table:table-cell>
          <table:table-cell table:style-name="表1.C2" office:value-type="string">
            <text:p text:style-name="P7">5<text:span text:style-name="T10">兆8,670億円</text:span></text:p>
          </table:table-cell>
        </table:table-row>
      </table:table>
      <text:list xml:id="list34819365" text:continue-numbering="true" text:style-name="L1">
        <text:list-item>
          <text:list>
            <text:list-item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1">[next]</text:p>
      <text:list xml:id="list6528722217686874734" text:style-name="L2">
        <text:list-item>
          <text:p text:style-name="P11">TASK : ANY</text:p>
        </text:list-item>
        <text:list-item>
          <text:p text:style-name="P11">or, ETF<text:span text:style-name="T10">関連の統計　=&gt;　見てみる</text:span></text:p>
        </text:list-item>
      </text:list>
      <text:p text:style-name="P1">[further]</text:p>
      <text:list xml:id="list9200196465044256578" text:style-name="L3">
        <text:list-item>
          <text:p text:style-name="P12"/>
        </text:list-item>
      </text:list>
      <text:p text:style-name="P5"><text:line-break/><text:span text:style-name="T9">[/ 20190929_150836]</text:span></text:p>
      <text:p text:style-name="P3"/>
      <text:p text:style-name="P1">---------------------------------------------------------------------------</text:p>
      <text:p text:style-name="P4"><text:span text:style-name="T1">res free# JVEMV6 41#7.2_2 / 41. economics / 7. topics / 2. </text:span><text:span text:style-name="T2">US-capital-account</text:span><text:span text:style-name="T1"> / </text:span><text:span text:style-name="T6">20191117_182230</text:span></text:p>
      <text:p text:style-name="P1"><text:soft-page-break/></text:p>
      <text:p text:style-name="P1">[do] <text:span text:style-name="T8">#_ </text:span></text:p>
      <text:list xml:id="list6625310274323819990" text:style-name="L4">
        <text:list-item>
          <text:p text:style-name="P13">REVIEW</text:p>
          <text:list>
            <text:list-item>
              <text:p text:style-name="P24"><text:a xlink:type="simple" xlink:href="https://tradingeconomics.com/united-states/capital-flows" text:style-name="Internet_20_link" text:visited-style-name="Visited_20_Internet_20_Link"><text:span text:style-name="T7">https://tradingeconomics.com/united-states/capital-flows</text:span></text:a></text:p>
            </text:list-item>
            <text:list-item>
              <text:p text:style-name="P13">THOUGHTS</text:p>
              <text:list>
                <text:list-item>
                  <text:p text:style-name="P22">米国が輸入　=&gt;　外国の財への需要 ＝ 外貨への需要↑ → ドル需要↓ = ドル安原因</text:p>
                </text:list-item>
                <text:list-item>
                  <text:p text:style-name="P22">米国へ、外国から投資　=&gt;　米国内の資産への需要 = ドルへの需要　=&gt;　ドル需要↑ = ドル高要因</text:p>
                </text:list-item>
              </text:list>
            </text:list-item>
          </text:list>
        </text:list-item>
        <text:list-item>
          <text:p text:style-name="P13">TASK-1</text:p>
          <text:list>
            <text:list-item>
              <text:p text:style-name="P13">read doc : 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</text:p>
            </text:list-item>
            <text:list-item>
              <text:p text:style-name="P13">FOUND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1"><text:span text:style-name="T10">2019年度の、米国の、</text:span><text:span text:style-name="T12">貿易収支の赤字額</text:span></text:p>
          </table:table-cell>
          <table:table-cell table:style-name="表3.C1" office:value-type="string">
            <text:p text:style-name="P2">米国GDPの、<text:span text:style-name="T11">1.04 %</text:span>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A2" office:value-type="string">
            <text:p text:style-name="P27"/>
          </table:table-cell>
          <table:table-cell table:style-name="表3.C2" office:value-type="string">
            <text:p text:style-name="P28"/>
          </table:table-cell>
        </table:table-row>
      </table:table>
      <text:list xml:id="list34804517" text:continue-numbering="true" text:style-name="L4">
        <text:list-item>
          <text:list>
            <text:list-item>
              <text:p text:style-name="P22"/>
            </text:list-item>
          </text:list>
        </text:list-item>
      </text:list>
      <text:p text:style-name="P1">[next]</text:p>
      <text:list xml:id="list3054283515313119560" text:style-name="L5">
        <text:list-item>
          <text:p text:style-name="P14">TASK : ANY</text:p>
        </text:list-item>
      </text:list>
      <text:p text:style-name="P1">[further]</text:p>
      <text:list xml:id="list6776064793697242564" text:style-name="L6">
        <text:list-item>
          <text:p text:style-name="P15"/>
        </text:list-item>
      </text:list>
      <text:p text:style-name="P5"><text:line-break/><text:span text:style-name="T9">[/ XXX]</text:span></text:p>
      <text:p text:style-name="P6"/>
      <text:p text:style-name="P3"/>
      <text:p text:style-name="P1">[X]---------------------------------------------------------------------------</text:p>
      <text:p text:style-name="P4"><text:span text:style-name="T1">[1] res free# JVEMV6 41#7.9_1 / 41. economics / 7. topics / 9. </text:span><text:span text:style-name="T2">クレジット経済</text:span><text:span text:style-name="T1"> / </text:span><text:span text:style-name="T6">20200614_141414</text:span></text:p>
      <text:p text:style-name="P1"/>
      <text:p text:style-name="P1">[do] <text:span text:style-name="T8">#_ </text:span></text:p>
      <text:list xml:id="list5409501353040405950" text:style-name="L12">
        <text:list-item>
          <text:p text:style-name="P19"><text:soft-page-break/>REVIEW</text:p>
        </text:list-item>
        <text:list-item>
          <text:p text:style-name="P19">TASK-1 : <text:span text:style-name="T10">統計</text:span></text:p>
          <text:list>
            <text:list-item>
              <text:list>
                <text:list-item>
                  <text:p text:style-name="P19"><text:a xlink:type="simple" xlink:href="https://www.j-credit.or.jp/information/statistics/#movement" text:style-name="Internet_20_link" text:visited-style-name="Visited_20_Internet_20_Link">https://www.j-credit.or.jp/information/statistics/#movement</text:a> </text:p>
                </text:list-item>
              </text:list>
            </text:list-item>
            <text:list-item>
              <text:p text:style-name="P19">&lt;FACTS&gt;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28">日本　クレジットカード・ショッピング</text:p>
            <text:p text:style-name="P28">残高　２０１９年</text:p>
          </table:table-cell>
          <table:table-cell table:style-name="表4.C1" office:value-type="string">
            <text:p text:style-name="P28">13兆5,800億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28">日本　ショッピング・クレジット</text:p>
            <text:p text:style-name="P28">残高　２０１９年</text:p>
            <text:p text:style-name="P28"/>
          </table:table-cell>
          <table:table-cell table:style-name="表4.C2" office:value-type="string">
            <text:p text:style-name="P28">18兆3,100億</text:p>
          </table:table-cell>
        </table:table-row>
        <table:table-row>
          <table:table-cell table:style-name="表4.B2" office:value-type="string">
            <text:p text:style-name="P7"/>
            <text:p text:style-name="P7"><draw:frame draw:style-name="fr1" draw:name="オブジェクト1" text:anchor-type="paragraph" svg:x="0.88cm" svg:y="0.385cm" svg:width="15.079cm" svg:height="6.789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3</text:p>
          </table:table-cell>
          <table:table-cell table:style-name="表4.B2" office:value-type="string">
            <text:p text:style-name="P28">グラフ　data_41#7.9_1.ods</text:p>
          </table:table-cell>
          <table:table-cell table:style-name="表4.C2" office:value-type="string">
            <text:p text:style-name="P7"/>
          </table:table-cell>
        </table:table-row>
        <table:table-row>
          <table:table-cell table:style-name="表4.B2" office:value-type="string">
            <text:p text:style-name="P7"/>
          </table:table-cell>
          <table:table-cell table:style-name="表4.B2" office:value-type="string">
            <text:p text:style-name="P7"/>
          </table:table-cell>
          <table:table-cell table:style-name="表4.C2" office:value-type="string">
            <text:p text:style-name="P7"/>
          </table:table-cell>
        </table:table-row>
        <table:table-row>
          <table:table-cell table:style-name="表4.B2" office:value-type="string">
            <text:p text:style-name="P7"/>
          </table:table-cell>
          <table:table-cell table:style-name="表4.B2" office:value-type="string">
            <text:p text:style-name="P7"/>
          </table:table-cell>
          <table:table-cell table:style-name="表4.C2" office:value-type="string">
            <text:p text:style-name="P7"/>
          </table:table-cell>
        </table:table-row>
      </table:table>
      <text:list xml:id="list34794691" text:continue-numbering="true" text:style-name="L12">
        <text:list-item>
          <text:list>
            <text:list-item>
              <text:p text:style-name="P19"/>
            </text:list-item>
            <text:list-item>
              <text:p text:style-name="P19"/>
            </text:list-item>
          </text:list>
        </text:list-item>
      </text:list>
      <text:p text:style-name="P1">[next]</text:p>
      <text:list xml:id="list5104169190293420245" text:style-name="L7">
        <text:list-item>
          <text:p text:style-name="P16">TASK<text:span text:style-name="T10"> : ANY</text:span></text:p>
        </text:list-item>
      </text:list>
      <text:p text:style-name="P25"><text:span text:style-name="T3">[further]</text:span></text:p>
      <text:p text:style-name="P25"><text:span text:style-name="T13"><text:line-break/></text:span><text:span text:style-name="T14">[/ XXX] 20200614_145615</text:span></text:p>
      <text:p text:style-name="P6"/>
      <text:p text:style-name="P3">@@@</text:p>
      <text:p text:style-name="P1"><text:soft-page-break/>[1]---------------------------------------------------------------------------</text:p>
      <text:p text:style-name="P26"><text:span text:style-name="T15">[2] res free# JVEMV6 41#7.9_1 / 41. economics / 7. topics / 9. </text:span><text:span text:style-name="T16">クレジット経済</text:span><text:span text:style-name="T15"> / </text:span><text:span text:style-name="T17">XXX</text:span></text:p>
      <text:p text:style-name="P1"/>
      <text:p text:style-name="P1">[do] <text:span text:style-name="T8">#_ </text:span></text:p>
      <text:list xml:id="list34795866" text:continue-list="list34819365" text:style-name="L1">
        <text:list-item>
          <text:p text:style-name="P10">REVIEW</text:p>
        </text:list-item>
        <text:list-item>
          <text:p text:style-name="P10">TASK-1</text:p>
          <text:list>
            <text:list-item>
              <text:p text:style-name="P10"/>
            </text:list-item>
          </text:list>
        </text:list-item>
      </text:list>
      <text:p text:style-name="P1">[next]</text:p>
      <text:list xml:id="list5324398754669029102" text:style-name="L13">
        <text:list-item>
          <text:p text:style-name="P20">TASK</text:p>
        </text:list-item>
      </text:list>
      <text:p text:style-name="P1">[further]</text:p>
      <text:p text:style-name="P5"><text:line-break/><text:span text:style-name="T9">[/ XXX]</text:span></text:p>
      <text:p text:style-name="P1"/>
      <text:p text:style-name="P1"/>
      <text:p text:style-name="P1"/>
      <text:p text:style-name="P1">------------------------------------------------ [TEMPLATE] 20190929_144420</text:p>
      <text:p text:style-name="P1">---------------------------------------------------------------------------</text:p>
      <text:p text:style-name="P4"><text:span text:style-name="T1">res free# JVEMV6 41#7.1_X / 41. economics / 7. topics / 1. </text:span><text:span text:style-name="T2">日銀統計</text:span><text:span text:style-name="T1"> / </text:span><text:span text:style-name="T6">XXX</text:span></text:p>
      <text:p text:style-name="P1"/>
      <text:p text:style-name="P1">[do] <text:span text:style-name="T8">#_ </text:span></text:p>
      <text:list xml:id="list34812615" text:continue-list="list34795866" text:style-name="L1">
        <text:list-item>
          <text:p text:style-name="P10">REVIEW</text:p>
        </text:list-item>
        <text:list-item>
          <text:p text:style-name="P10">TASK-1</text:p>
          <text:list>
            <text:list-item>
              <text:p text:style-name="P10"/>
            </text:list-item>
          </text:list>
        </text:list-item>
      </text:list>
      <text:p text:style-name="P1">[next]</text:p>
      <text:list xml:id="list3889461715169435894" text:style-name="L9">
        <text:list-item>
          <text:p text:style-name="P17">TASK</text:p>
        </text:list-item>
      </text:list>
      <text:p text:style-name="P1">[further]</text:p>
      <text:p text:style-name="P5"><text:line-break/><text:span text:style-name="T9">[/ XXX]</text:span></text:p>
      <text:p text:style-name="P6"><text:soft-page-break/></text:p>
      <text:p text:style-name="P6"/>
      <text:p text:style-name="P6"/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/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p text:style-name="P1"/>
      <table:table table:name="表5" table:style-name="表5">
        <table:table-column table:style-name="表5.A"/>
        <table:table-row>
          <table:table-cell table:style-name="表5.A1" office:value-type="string">
            <text:p text:style-name="P30">pushd C:\WORKS_2\WS\WS_Others.miscs <text:span text:style-name="T18">&amp;&amp; git add . &amp;&amp; git commit -m "(WS_Others.JVEMV6 : 41. economics : 7. topics : 9. クレジット経済) periodical updates" &amp;&amp; e &amp;&amp; git push origin master</text:span></text:p>
          </table:table-cell>
        </table:table-row>
        <table:table-row>
          <table:table-cell table:style-name="表5.A2" office:value-type="string">
            <text:p text:style-name="P30"/>
          </table:table-cell>
        </table:table-row>
      </table:table>
      <text:list xml:id="list2674033789286867561" text:style-name="L11">
        <text:list-header>
          <text:p text:style-name="P18"/>
        </text:list-header>
        <text:list-item>
          <text:p text:style-name="P18">email</text:p>
          <text:list>
            <text:list-item>
              <text:p text:style-name="P18">C/P → texts</text:p>
            </text:list-item>
            <text:list-item>
              <text:p text:style-name="P18">mind map ==&gt; append to email</text:p>
            </text:list-item>
            <text:list-item>
              <text:p text:style-name="P18">send</text:p>
            </text:list-item>
          </text:list>
        </text:list-item>
        <text:list-item>
          <text:p text:style-name="P18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4813598" text:continue-numbering="true" text:style-name="L11">
        <text:list-item>
          <text:list>
            <text:list-item>
              <text:p text:style-name="P18">folders</text:p>
            </text:list-item>
            <text:list-item>
              <text:p text:style-name="P18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20-06-14T14:59:33.89</dc:date>
    <dc:creator>iwabuchi ken</dc:creator>
    <meta:editing-duration>PT2H41S</meta:editing-duration>
    <meta:editing-cycles>18</meta:editing-cycles>
    <meta:generator>OpenOffice/4.1.3$Win32 OpenOffice.org_project/413m1$Build-9783</meta:generator>
    <meta:document-statistic meta:table-count="5" meta:image-count="0" meta:object-count="1" meta:page-count="5" meta:paragraph-count="97" meta:word-count="551" meta:character-count="27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8109P0" style:volatile="true" number:language="ja" number:country="JP">
      <number:number number:decimal-places="2" number:min-integer-digits="1" number:grouping="true"/>
    </number:number-style>
    <number:number-style style:name="N810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400" chart:maximum="8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8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8109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9cm" svg:height="6.788cm" xlink:href="." xlink:type="simple" chart:class="chart:bar" chart:style-name="ch1">
        <chart:title svg:x="6.331cm" svg:y="0.27cm" chart:style-name="ch2">
          <text:p>信用供与額</text:p>
        </chart:title>
        <chart:subtitle svg:x="6.662cm" svg:y="1.133cm" chart:style-name="ch3">
          <text:p>（千億円）</text:p>
        </chart:subtitle>
        <chart:legend chart:legend-position="end" svg:x="9.872cm" svg:y="2.899cm" style:legend-expansion="high" chart:style-name="ch4"/>
        <chart:plot-area chart:style-name="ch5" chart:data-source-has-labels="both" svg:x="1.26cm" svg:y="2.032cm" svg:width="7.501cm" svg:height="4.201cm">
          <chartooo:coordinate-region svg:x="2.067cm" svg:y="2.244cm" svg:width="5.886cm" svg:height="3.316cm"/>
          <chart:axis chart:dimension="x" chart:name="primary-x" chart:style-name="ch6" chartooo:axis-type="auto">
            <chartooo:date-scale/>
            <chart:categories table:cell-range-address="local-table.$A$2:.$A$6"/>
          </chart:axis>
          <chart:axis chart:dimension="y" chart:name="primary-y" chart:style-name="ch7">
            <chart:title svg:x="0.451cm" svg:y="6.081cm" chart:style-name="ch8">
              <text:p>クレジットカード・ショッピング</text:p>
            </chart:title>
            <chart:grid chart:style-name="ch9" chart:class="major"/>
          </chart:axis>
          <chart:axis chart:dimension="y" chart:name="secondary-y" chart:style-name="ch10">
            <chart:title svg:x="9.062cm" svg:y="5.684cm" chart:style-name="ch8">
              <text:p>ショッピング・クレジット</text:p>
            </chart:title>
          </chart:axis>
          <chart:series chart:attached-axis="secondary-y" chart:style-name="ch11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2" chart:values-cell-range-address="local-table.$C$2:.$C$6" chart:label-cell-address="local-table.$C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ショッピングクレジット</text:p>
              </table:table-cell>
              <table:table-cell office:value-type="string">
                <text:p>クレジットカードショッピング</text:p>
              </table:table-cell>
            </table:table-row>
          </table:table-header-rows>
          <table:table-rows>
            <table:table-row>
              <table:table-cell office:value-type="string">
                <text:p>2015年</text:p>
                <text:list>
                  <text:list-item>
                    <text:p>2015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1.485">
                <text:p>81.485</text:p>
              </table:table-cell>
              <table:table-cell office:value-type="float" office:value="498.341">
                <text:p>498.341</text:p>
              </table:table-cell>
            </table:table-row>
            <table:table-row>
              <table:table-cell office:value-type="string">
                <text:p>2016年</text:p>
                <text:list>
                  <text:list-item>
                    <text:p>2016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.566">
                <text:p>86.566</text:p>
              </table:table-cell>
              <table:table-cell office:value-type="float" office:value="539.265">
                <text:p>539.265</text:p>
              </table:table-cell>
            </table:table-row>
            <table:table-row>
              <table:table-cell office:value-type="string">
                <text:p>2017年</text:p>
                <text:list>
                  <text:list-item>
                    <text:p>2017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.628">
                <text:p>89.628</text:p>
              </table:table-cell>
              <table:table-cell office:value-type="float" office:value="583.711">
                <text:p>583.711</text:p>
              </table:table-cell>
            </table:table-row>
            <table:table-row>
              <table:table-cell office:value-type="string">
                <text:p>2018年</text:p>
                <text:list>
                  <text:list-item>
                    <text:p>2018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.96">
                <text:p>96.96</text:p>
              </table:table-cell>
              <table:table-cell office:value-type="float" office:value="666.877">
                <text:p>666.877</text:p>
              </table:table-cell>
            </table:table-row>
            <table:table-row>
              <table:table-cell office:value-type="string">
                <text:p>2019年</text:p>
                <text:list>
                  <text:list-item>
                    <text:p>2019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7.365">
                <text:p>97.365</text:p>
              </table:table-cell>
              <table:table-cell office:value-type="float" office:value="734.311">
                <text:p>734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